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5.55cm" fo:min-width="8.3cm"/>
    </style:style>
    <style:style style:name="gr1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3" draw:id="id3">
          <draw:circle draw:style-name="gr1" draw:text-style-name="P2" draw:layer="layout" svg:width="1cm" svg:height="1cm" svg:x="7.5cm" svg:y="6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7.625cm" svg:y="6.437cm" svg:viewBox="0 0 188 63" svg:d="M0 63c94-141 188 0 188 0">
            <text:p/>
          </draw:path>
          <draw:path draw:style-name="gr3" draw:text-style-name="P3" draw:layer="layout" svg:width="0.187cm" svg:height="0.062cm" svg:x="7.813cm" svg:y="6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14.325cm" svg:y="3.875cm">
            <text:p/>
          </draw:rect>
          <draw:line draw:style-name="gr5" draw:text-style-name="P4" draw:layer="layout" svg:x1="14.075cm" svg:y1="4cm" svg:x2="14.325cm" svg:y2="4cm">
            <text:p/>
          </draw:line>
          <draw:line draw:style-name="gr6" draw:text-style-name="P4" draw:layer="layout" svg:x1="15.075cm" svg:y1="4cm" svg:x2="15.325cm" svg:y2="4cm">
            <text:p/>
          </draw:line>
        </draw:g>
        <draw:g xml:id="id1" draw:id="id1">
          <draw:glue-point draw:id="4" svg:x="-5cm" svg:y="5.04cm"/>
          <draw:glue-point draw:id="5" svg:x="5cm" svg:y="5.04cm"/>
          <draw:line draw:style-name="gr7" draw:text-style-name="P4" draw:layer="layout" svg:x1="11.075cm" svg:y1="3.999cm" svg:x2="11.325cm" svg:y2="3.999cm">
            <text:p/>
          </draw:line>
          <draw:line draw:style-name="gr8" draw:text-style-name="P4" draw:layer="layout" svg:x1="12.075cm" svg:y1="3.999cm" svg:x2="12.325cm" svg:y2="3.999cm">
            <text:p/>
          </draw:line>
          <draw:path draw:style-name="gr9" draw:text-style-name="P3" draw:layer="layout" svg:width="0.187cm" svg:height="0.123cm" svg:x="11.325cm" svg:y="3.875cm" svg:viewBox="0 0 188 124" svg:d="M0 124c94-279 188 0 188 0">
            <text:p/>
          </draw:path>
          <draw:path draw:style-name="gr10" draw:text-style-name="P3" draw:layer="layout" svg:width="0.187cm" svg:height="0.123cm" svg:x="11.514cm" svg:y="3.876cm" svg:viewBox="0 0 188 124" svg:d="M0 124c94-279 188 0 188 0">
            <text:p/>
          </draw:path>
          <draw:path draw:style-name="gr11" draw:text-style-name="P3" draw:layer="layout" svg:width="0.187cm" svg:height="0.123cm" svg:x="11.702cm" svg:y="3.875cm" svg:viewBox="0 0 188 124" svg:d="M0 124c94-279 188 0 188 0">
            <text:p/>
          </draw:path>
          <draw:path draw:style-name="gr12" draw:text-style-name="P3" draw:layer="layout" svg:width="0.187cm" svg:height="0.123cm" svg:x="11.888cm" svg:y="3.875cm" svg:viewBox="0 0 188 124" svg:d="M0 124c94-279 188 0 188 0">
            <text:p/>
          </draw:path>
        </draw:g>
        <draw:connector draw:style-name="gr13" draw:text-style-name="P5" draw:layer="layout" svg:x1="12.325cm" svg:y1="4cm" svg:x2="14.075cm" svg:y2="4cm" draw:start-shape="id1" draw:start-glue-point="5" draw:end-shape="id2" draw:end-glue-point="3" svg:d="M12325 4000h1750" svg:viewBox="0 0 1751 1">
          <text:p/>
        </draw:connector>
        <draw:connector draw:style-name="gr13" draw:text-style-name="P5" draw:layer="layout" draw:line-skew="1.499cm 0.174cm" svg:x1="8cm" svg:y1="7cm" svg:x2="15.325cm" svg:y2="4cm" draw:start-shape="id3" draw:start-glue-point="2" draw:end-shape="id2" draw:end-glue-point="1" svg:d="M8000 7000v2000h8000v-5000h-675" svg:viewBox="0 0 8001 5001">
          <text:p/>
        </draw:connector>
        <draw:frame draw:style-name="gr14" draw:text-style-name="P5" draw:layer="layout" svg:width="0.652cm" svg:height="0.53cm" svg:x="11.354cm" svg:y="3.2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5" draw:layer="layout" svg:width="0.618cm" svg:height="0.53cm" svg:x="14.354cm" svg:y="3.2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5" draw:text-style-name="P6" draw:layer="layout" svg:width="8.8cm" svg:height="5.8cm" svg:x="7.4cm" svg:y="3.3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538cm" svg:height="0.588cm" svg:x="12.955cm" svg:y="3.2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5" draw:layer="layout" svg:width="0.534cm" svg:height="0.53cm" svg:x="9.755cm" svg:y="3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6" draw:text-style-name="P6" draw:layer="layout" svg:x1="12.9cm" svg:y1="4cm" svg:x2="13.4cm" svg:y2="4cm">
          <text:p/>
        </draw:line>
        <draw:line draw:style-name="gr16" draw:text-style-name="P6" draw:layer="layout" svg:x1="9.7cm" svg:y1="4cm" svg:x2="10.2cm" svg:y2="4cm">
          <text:p/>
        </draw:line>
        <draw:connector draw:style-name="gr13" draw:text-style-name="P5" draw:layer="layout" draw:line-skew="-1cm" svg:x1="8cm" svg:y1="6cm" svg:x2="11.075cm" svg:y2="4cm" draw:start-shape="id3" draw:start-glue-point="0" draw:end-shape="id1" draw:end-glue-point="4" svg:d="M8000 6000v-2000h3075" svg:viewBox="0 0 3076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0-10-21T18:53:45.573435273</dc:date>
    <meta:editing-duration>PT16M58S</meta:editing-duration>
    <meta:editing-cycles>10</meta:editing-cycles>
    <meta:generator>LibreOffice/6.1.5.2$Linux_X86_64 LibreOffice_project/10$Build-2</meta:generator>
    <meta:document-statistic meta:object-count="25"/>
  </office:meta>
</office:document-meta>
</file>

<file path=Object 3/content.xml><?xml version="1.0" encoding="utf-8"?>
<math xmlns="http://www.w3.org/1998/Math/MathML" display="block">
  <semantics>
    <msub>
      <mi>X</mi>
      <mi>s</mi>
    </msub>
    <annotation encoding="StarMath 5.0">X_{ s }</annotation>
  </semantics>
</math>
</file>

<file path=Object 4/content.xml><?xml version="1.0" encoding="utf-8"?>
<math xmlns="http://www.w3.org/1998/Math/MathML" display="block">
  <semantics>
    <msub>
      <mi>R</mi>
      <mi>s</mi>
    </msub>
    <annotation encoding="StarMath 5.0"> {R_{ s }}</annotation>
  </semantics>
</math>
</file>

<file path=Object 8/content.xml><?xml version="1.0" encoding="utf-8"?>
<math xmlns="http://www.w3.org/1998/Math/MathML" display="block">
  <semantics>
    <msubsup>
      <mi>I</mi>
      <mn>2</mn>
      <mi>'</mi>
    </msubsup>
    <annotation encoding="StarMath 5.0">I^{'}_{ 2 }</annotation>
  </semantics>
</math>
</file>

<file path=Object 9/content.xml><?xml version="1.0" encoding="utf-8"?>
<math xmlns="http://www.w3.org/1998/Math/MathML" display="block">
  <semantics>
    <msub>
      <mi>I</mi>
      <mn>1</mn>
    </msub>
    <annotation encoding="StarMath 5.0">I_{ 1 }</annotation>
  </semantics>
</math>
</file>